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layer="layout" svg:width="25.199cm" svg:height="3.506cm" svg:x="1.401cm" svg:y="9cm" presentation:class="title" presentation:user-transformed="true">
          <draw:text-box>
            <text:p>PI-KAR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draw:frame presentation:style-name="pr1" draw:layer="layout" svg:width="25.199cm" svg:height="3.506cm" svg:x="1.4cm" svg:y="0.837cm" presentation:class="title" presentation:user-transformed="true">
          <draw:text-box>
            <text:p>Introdu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1) Les voitures autonome</text:p>
              </text:list-item>
              <text:list-item>
                <text:p>2) Travail antérieur</text:p>
              </text:list-item>
              <text:list-item>
                <text:p>3) Les techniques utilisées</text:p>
              </text:list-item>
              <text:list-item>
                <text:p>4) Bil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1) Les voitures autonom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9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2) Travail antérieu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9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3) Les techniques utilisée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9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4) Bila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9">
        <draw:frame presentation:style-name="pr1" draw:layer="layout" svg:width="25.199cm" svg:height="3.506cm" svg:x="1.4cm" svg:y="9cm" presentation:class="title" presentation:user-transformed="true">
          <draw:text-box>
            <text:p>Conclu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9">
        <draw:frame presentation:style-name="pr1" draw:layer="layout" svg:width="25.199cm" svg:height="3.506cm" svg:x="1.4cm" svg:y="9cm" presentation:class="title" presentation:user-transformed="true">
          <draw:text-box>
            <text:p>Merci de votre atten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athriel </meta:initial-creator>
    <meta:creation-date>2017-01-13T02:10:35.661364184</meta:creation-date>
    <dc:date>2017-01-13T02:27:02.651222519</dc:date>
    <dc:creator>Erathriel </dc:creator>
    <meta:editing-duration>PT16M28S</meta:editing-duration>
    <meta:editing-cycles>1</meta:editing-cycles>
    <meta:document-statistic meta:object-count="49"/>
    <meta:generator>LibreOffice/4.4.3.2$Linux_X86_64 LibreOffice_project/40m0$Build-2</meta:generator>
  </office:meta>
</office:document-meta>
</file>